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1" svg:font-family="Arial" style:font-family-generic="system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000000" style:font-name="Times New Roman" fo:font-size="24pt" fo:language="en" fo:country="IN" fo:font-style="normal" fo:font-weight="bold" style:letter-kerning="true" style:font-size-asian="24pt" style:font-style-asian="normal" style:font-weight-asian="bold" style:font-name-complex="DejaVu Sans" style:font-size-complex="12pt" style:font-style-complex="normal" style:font-weight-complex="bold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writing-mode="lr-tb"/>
      <style:text-properties fo:color="#000000" style:font-name="Times New Roman" fo:font-size="11pt" fo:language="en" fo:country="IN" fo:font-style="normal" fo:font-weight="bold" style:letter-kerning="true" style:font-size-asian="9.60000038146973pt" style:font-style-asian="normal" style:font-weight-asian="bold" style:font-name-complex="DejaVu Sans" style:font-size-complex="11pt" style:font-style-complex="normal" style:font-weight-complex="bold"/>
    </style:style>
    <style:style style:name="P3" style:family="paragraph" style:parent-style-name="Standard">
      <style:paragraph-properties fo:margin-left="0in" fo:margin-right="0in" fo:margin-top="0.05in" fo:margin-bottom="0.05in" loext:contextual-spacing="false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font-name="Times New Roman" fo:font-size="18pt" officeooo:paragraph-rsid="002d420a" style:font-size-asian="18pt" style:font-size-complex="18pt"/>
    </style:style>
    <style:style style:name="P4" style:family="paragraph" style:parent-style-name="Standard" style:master-page-name="">
      <style:paragraph-properties fo:margin-left="0in" fo:margin-right="0in" fo:text-align="start" style:justify-single-word="false" fo:text-indent="0.75in" style:auto-text-indent="false" style:page-number="auto" style:text-autospace="none" style:writing-mode="lr-tb"/>
      <style:text-properties fo:color="#000000" style:font-name="Times New Roman" fo:font-size="18pt" officeooo:paragraph-rsid="002d420a" style:font-size-asian="18pt" style:font-size-complex="18pt"/>
    </style:style>
    <style:style style:name="P5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000000" style:font-name="Times New Roman" fo:font-size="12pt" fo:font-style="normal" fo:font-weight="bold" officeooo:paragraph-rsid="003b21f7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writing-mode="lr-tb"/>
      <style:text-properties fo:color="#000000" style:font-name="Times New Roman" fo:font-size="12pt" fo:font-style="normal" fo:font-weight="normal" officeooo:paragraph-rsid="0023ac48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left="0.1866in" fo:margin-right="0in" fo:margin-top="0.0098in" fo:margin-bottom="0.0098in" loext:contextual-spacing="false" fo:text-align="start" style:justify-single-word="false" fo:orphans="2" fo:widows="2" fo:text-indent="0in" style:auto-text-indent="false" style:text-autospace="none" style:punctuation-wrap="simple" style:vertical-align="baseline" style:snap-to-layout-grid="false" style:writing-mode="lr-tb"/>
      <style:text-properties fo:color="#000000" style:font-name="Arial" fo:font-size="18pt" fo:language="en" fo:country="GB" fo:font-style="normal" fo:font-weight="bold" officeooo:paragraph-rsid="002d420a" style:letter-kerning="true" style:font-size-asian="18pt" style:font-style-asian="normal" style:font-weight-asian="bold" style:font-name-complex="Arial1" style:font-size-complex="18pt" style:font-style-complex="normal" style:font-weight-complex="bold"/>
    </style:style>
    <style:style style:name="P8" style:family="paragraph" style:parent-style-name="Standard">
      <style:paragraph-properties fo:margin-left="0.25in" fo:margin-right="0in" fo:margin-top="0.3in" fo:margin-bottom="0.3in" loext:contextual-spacing="false" fo:text-align="start" style:justify-single-word="false" fo:text-indent="0.5in" style:auto-text-indent="false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1pt" fo:font-style="normal" fo:font-weight="bold" officeooo:paragraph-rsid="002131b7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font-weight="normal" officeooo:paragraph-rsid="001be72a" style:font-size-asian="16pt" style:font-weight-asian="normal" style:font-size-complex="16pt" style:font-weight-complex="normal"/>
    </style:style>
    <style:style style:name="P10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font-weight="normal" officeooo:paragraph-rsid="00200731" style:font-size-asian="16pt" style:font-weight-asian="normal" style:font-size-complex="16pt" style:font-weight-complex="normal"/>
    </style:style>
    <style:style style:name="P11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font-weight="normal" officeooo:paragraph-rsid="001be72a" style:font-size-asian="16pt" style:font-weight-asian="normal" style:font-size-complex="16pt" style:font-weight-complex="normal"/>
    </style:style>
    <style:style style:name="P12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style="normal" fo:font-weight="normal" officeooo:paragraph-rsid="00200731" style:letter-kerning="true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P13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fo:font-size="16pt" fo:font-weight="normal" officeooo:paragraph-rsid="00200731" style:font-size-asian="16pt" style:font-weight-asian="normal" style:font-size-complex="16pt" style:font-weight-complex="normal"/>
    </style:style>
    <style:style style:name="P14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weight="normal" officeooo:paragraph-rsid="0020376a" style:letter-kerning="true" style:font-size-asian="16pt" style:font-weight-asian="normal" style:font-name-complex="DejaVu Sans" style:font-size-complex="16pt" style:font-weight-complex="normal"/>
    </style:style>
    <style:style style:name="P15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style="normal" fo:font-weight="normal" officeooo:paragraph-rsid="0020376a" style:letter-kerning="true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P16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style="normal" fo:font-weight="normal" officeooo:paragraph-rsid="0020376a" style:letter-kerning="true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P17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style="normal" fo:font-weight="normal" officeooo:paragraph-rsid="0020376a" style:letter-kerning="true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P18" style:family="paragraph" style:parent-style-name="Standard" style:master-page-name="">
      <style:paragraph-properties fo:margin-left="0.25in" fo:margin-right="0in" fo:margin-top="0.3in" fo:margin-bottom="0.3in" loext:contextual-spacing="false" fo:text-align="start" style:justify-single-word="false" fo:text-indent="0.5in" style:auto-text-indent="false" style:page-number="auto" style:text-autospace="none" style:writing-mode="lr-tb">
        <style:tab-stops>
          <style:tab-stop style:position="4.1283in"/>
        </style:tab-stops>
      </style:paragraph-properties>
      <style:text-properties fo:color="#000000" style:font-name="Times New Roman" fo:font-size="16pt" fo:language="en" fo:country="IN" fo:font-style="normal" fo:font-weight="normal" officeooo:paragraph-rsid="002131b7" style:letter-kerning="true" style:font-size-asian="16pt" style:font-style-asian="normal" style:font-weight-asian="normal" style:font-name-complex="DejaVu Sans" style:font-size-complex="16pt" style:font-style-complex="normal" style:font-weight-complex="normal"/>
    </style:style>
    <style:style style:name="T1" style:family="text">
      <style:text-properties style:text-outline="false" style:text-line-through-style="none" style:text-line-through-type="none" fo:text-shadow="none" style:text-underline-style="none" fo:font-weight="normal" fo:background-color="transparent" loext:char-shading-value="0" style:font-name-asian="Tahoma" style:language-asian="en" style:country-asian="US" style:font-weight-asian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fo:text-shadow="none" style:text-underline-style="none" fo:background-color="transparent" loext:char-shading-value="0" style:font-name-asian="Tahoma" style:language-asian="en" style:country-asian="US" style:text-emphasize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fo:text-shadow="none" style:text-underline-style="none" officeooo:rsid="002813fd" fo:background-color="transparent" loext:char-shading-value="0" style:font-name-asian="Tahoma" style:language-asian="en" style:country-asian="US" style:language-complex="ar" style:country-complex="SA" style:text-emphasize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background-color="transparent" loext:char-shading-value="0" style:font-name-asian="Tahoma" style:language-asian="en" style:country-asian="US" style:font-style-asian="normal" style:font-style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language="en" fo:country="IN" fo:font-style="normal" fo:text-shadow="none" style:text-underline-style="none" style:letter-kerning="true" fo:background-color="transparent" loext:char-shading-value="0" style:font-name-asian="Tahoma" style:language-asian="en" style:country-asian="US" style:font-style-asian="normal" style:font-name-complex="DejaVu Sans" style:font-style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language="en" fo:country="IN" fo:font-style="normal" fo:text-shadow="none" style:text-underline-style="none" fo:font-weight="normal" officeooo:rsid="00200731" style:letter-kerning="true" fo:background-color="transparent" loext:char-shading-value="0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language="en" fo:country="IN" fo:text-shadow="none" style:text-underline-style="none" fo:font-weight="normal" style:letter-kerning="true" fo:background-color="transparent" loext:char-shading-value="0" style:font-name-asian="Tahoma" style:language-asian="en" style:country-asian="US" style:font-weight-asian="normal" style:font-name-complex="DejaVu Sans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text-line-through-type="none" style:font-name="Times New Roman" fo:language="en" fo:country="IN" fo:font-style="normal" fo:text-shadow="none" style:text-underline-style="none" style:letter-kerning="true" fo:background-color="transparent" loext:char-shading-value="0" style:font-name-asian="Tahoma" style:language-asian="en" style:country-asian="US" style:font-style-asian="normal" style:font-name-complex="DejaVu Sans" style:font-style-complex="normal" style:text-emphasize="none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Arial" fo:language="zxx" fo:country="none" fo:font-style="normal" fo:text-shadow="none" style:text-underline-style="none" fo:font-weight="normal" officeooo:rsid="002813fd" style:letter-kerning="true" fo:background-color="transparent" loext:char-shading-value="0" style:font-name-asian="Tahoma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text-line-through-type="none" style:font-name="Arial" fo:language="en" fo:country="GB" fo:font-style="normal" fo:text-shadow="none" style:text-underline-style="none" fo:font-weight="bold" officeooo:rsid="002813fd" style:letter-kerning="true" fo:background-color="transparent" loext:char-shading-value="0" style:font-name-asian="Tahoma" style:language-asian="en" style:country-asian="US" style:font-style-asian="normal" style:font-weight-asian="bold" style:font-name-complex="Arial1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fo:font-size="18pt" fo:language="en" fo:country="IN" fo:text-shadow="none" style:text-underline-style="none" fo:font-weight="normal" officeooo:rsid="00200731" style:letter-kerning="true" fo:background-color="transparent" loext:char-shading-value="0" style:font-name-asian="Tahoma" style:font-size-asian="18pt" style:language-asian="en" style:country-asian="US" style:font-weight-asian="normal" style:font-name-complex="DejaVu Sans" style:font-size-complex="18pt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fo:font-size="18pt" fo:language="en" fo:country="IN" fo:text-shadow="none" style:text-underline-style="none" fo:font-weight="normal" officeooo:rsid="0037ad03" style:letter-kerning="true" fo:background-color="transparent" loext:char-shading-value="0" style:font-name-asian="Tahoma" style:font-size-asian="18pt" style:language-asian="en" style:country-asian="US" style:font-weight-asian="normal" style:font-name-complex="DejaVu Sans" style:font-size-complex="18pt" style:font-weight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style:text-line-through-type="none" fo:font-size="16pt" fo:text-shadow="none" style:text-underline-style="none" fo:font-weight="normal" fo:background-color="transparent" loext:char-shading-value="0" style:font-name-asian="Tahoma" style:font-size-asian="16pt" style:language-asian="en" style:country-asian="US" style:font-weight-asian="normal" style:font-size-complex="16pt" style:font-weight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fo:font-size="16pt" fo:language="en" fo:country="IN" fo:text-shadow="none" style:text-underline-style="none" fo:font-weight="normal" style:letter-kerning="true" fo:background-color="transparent" loext:char-shading-value="0" style:font-name-asian="Tahoma" style:font-size-asian="16pt" style:language-asian="en" style:country-asian="US" style:font-weight-asian="normal" style:font-name-complex="DejaVu Sans" style:font-size-complex="16pt" style:font-weight-complex="normal" style:text-emphasize="none" style:text-overline-style="none" style:text-overline-color="font-color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6pt" fo:font-weight="normal" style:font-size-asian="16pt" style:font-weight-asian="normal" style:font-size-complex="16pt" style:font-weight-complex="normal"/>
    </style:style>
    <style:style style:name="T17" style:family="text">
      <style:text-properties fo:font-size="16pt" fo:language="en" fo:country="IN" fo:font-weight="normal" style:letter-kerning="true" style:font-size-asian="16pt" style:font-weight-asian="normal" style:font-name-complex="DejaVu Sans" style:font-size-complex="16pt" style:font-weight-complex="normal"/>
    </style:style>
    <style:style style:name="T18" style:family="text">
      <style:text-properties style:font-name="Times New Roman" fo:language="en" fo:country="IN" style:letter-kerning="true" style:font-name-complex="DejaVu Sans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language="en" fo:country="IN" fo:font-style="normal" fo:font-weight="bold" style:letter-kerning="true" style:font-style-asian="normal" style:font-weight-asian="bold" style:font-name-complex="DejaVu Sans" style:font-style-complex="normal" style:font-weight-complex="bold"/>
    </style:style>
    <style:style style:name="T22" style:family="text">
      <style:text-properties fo:language="en" fo:country="IN" fo:font-style="normal" fo:font-weight="bold" officeooo:rsid="00200731" style:letter-kerning="true" style:font-style-asian="normal" style:font-weight-asian="bold" style:font-name-complex="DejaVu Sans" style:font-style-complex="normal" style:font-weight-complex="bold"/>
    </style:style>
    <style:style style:name="T23" style:family="text">
      <style:text-properties fo:language="en" fo:country="IN" style:letter-kerning="true" style:font-name-complex="DejaVu Sans"/>
    </style:style>
    <style:style style:name="T24" style:family="text">
      <style:text-properties fo:font-size="18pt" officeooo:rsid="002ff349" style:font-size-asian="18pt" style:font-size-complex="18pt"/>
    </style:style>
    <style:style style:name="T25" style:family="text">
      <style:text-properties fo:font-size="18pt" officeooo:rsid="0023ac48" style:font-size-asian="18pt" style:font-size-complex="18pt"/>
    </style:style>
    <style:style style:name="T26" style:family="text">
      <style:text-properties fo:font-size="18pt" officeooo:rsid="0037ad03" style:font-size-asian="18pt" style:font-size-complex="18pt"/>
    </style:style>
    <style:style style:name="T27" style:family="text">
      <style:text-properties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ize="18pt" fo:font-weight="normal" officeooo:rsid="002ff349" style:font-size-asian="18pt" style:font-weight-asian="normal" style:font-size-complex="18pt" style:font-weight-complex="normal"/>
    </style:style>
    <style:style style:name="T29" style:family="text">
      <style:text-properties fo:font-size="18pt" fo:language="en" fo:country="IN" fo:font-weight="normal" style:letter-kerning="true" style:font-size-asian="18pt" style:font-weight-asian="normal" style:font-name-complex="DejaVu Sans" style:font-size-complex="18pt" style:font-weight-complex="normal"/>
    </style:style>
    <style:style style:name="T30" style:family="text">
      <style:text-properties fo:font-size="22pt" officeooo:rsid="00200731" style:font-size-asian="22pt" style:font-size-complex="22pt"/>
    </style:style>
    <style:style style:name="T31" style:family="text">
      <style:text-properties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<text:tab/></text:span><text:span text:style-name="T30">TEST REPORT OF ANATASE TITANIUM DIOXIDE</text:span></text:p>
      <text:p text:style-name="P2"/>
      <text:p text:style-name="P2"/>
      <text:p text:style-name="P7"><text:span text:style-name="T3"><text:placeholder text:placeholder-type="text">&lt;for each="line in get_qc_date(o.lead_id.id)"&gt;</text:placeholder></text:span></text:p>
      <text:p text:style-name="P4"><text:span text:style-name="T22">Customer : </text:span><text:span text:style-name="T6"><text:placeholder text:placeholder-type="text">&lt;o.lead_id.name or ''&gt;</text:placeholder></text:span><text:span text:style-name="T6">, </text:span><text:span text:style-name="T6"><text:placeholder text:placeholder-type="text">&lt;o.lead_id.city or ''&gt;</text:placeholder></text:span><text:span text:style-name="T6">, </text:span><text:span text:style-name="T6"><text:placeholder text:placeholder-type="text">&lt;o.lead_id.state_id.name or ''&gt;</text:placeholder></text:span><text:span text:style-name="T6">. <text:s/></text:span><text:span text:style-name="T9"><text:placeholder text:placeholder-type="text">&lt;line['qc_date']&gt;</text:placeholder></text:span><text:span text:style-name="T21"><text:tab/></text:span></text:p>
      <text:p text:style-name="P3"><text:span text:style-name="T10"><text:placeholder text:placeholder-type="text">&lt;/for&gt;</text:placeholder></text:span><text:span text:style-name="T21"><text:tab/><text:tab/><text:tab/></text:span></text:p>
      <text:p text:style-name="P9"><text:span text:style-name="T23">Application<text:tab/><text:tab/> <text:s/>: </text:span><text:span text:style-name="T5"><text:placeholder text:placeholder-type="text">&lt;o.application_id.name or ''&gt;</text:placeholder></text:span></text:p>
      <text:p text:style-name="P10"><text:span text:style-name="T5">Odour<text:tab/><text:tab/> <text:s/>: </text:span><text:span text:style-name="T5"><text:placeholder text:placeholder-type="text">&lt;o.odour or ''&gt;</text:placeholder></text:span></text:p>
      <text:p text:style-name="P9"><text:span text:style-name="T23">Texture<text:tab/><text:tab/> <text:s/>: </text:span><text:span text:style-name="T5"><text:placeholder text:placeholder-type="text">&lt;o.texture or ''&gt;</text:placeholder></text:span></text:p>
      <text:p text:style-name="P12">Volatile Matter, % by mass<text:tab/><text:tab/> <text:s/>: <text:span text:style-name="T2"><text:placeholder text:placeholder-type="text">&lt;o.volatile_matter or 0&gt;</text:placeholder></text:span></text:p>
      <text:p text:style-name="P13"><text:span text:style-name="T18">Purity as TiO2, % by mass<text:tab/><text:tab/> <text:s/>: </text:span><text:span text:style-name="T8"><text:placeholder text:placeholder-type="text">&lt;o.purity_as_tio2 or 0&gt;</text:placeholder></text:span><text:span text:style-name="T18"><text:tab/></text:span></text:p>
      <text:p text:style-name="P14"><text:span text:style-name="T19">Matter soluble in Water, % by mass<text:tab/><text:tab/> <text:s/>: </text:span><text:span text:style-name="T4"><text:placeholder text:placeholder-type="text">&lt;o.matter_soluble or 0&gt;</text:placeholder></text:span><text:tab/><text:tab/></text:p>
      <text:p text:style-name="P15">Residue on 45 micron IS sieve, % by mass : <text:span text:style-name="T2"><text:placeholder text:placeholder-type="text">&lt;o.residue or 0&gt;</text:placeholder></text:span><text:tab/></text:p>
      <text:p text:style-name="P15">pH of pigment slurry<text:tab/><text:tab/> <text:s/>: <text:span text:style-name="T2"><text:placeholder text:placeholder-type="text">&lt;o.ph_of_pigment_slurry or 0&gt;</text:placeholder></text:span><text:tab/> </text:p>
      <text:p text:style-name="P15">Oil absorption, % by mass<text:tab/><text:tab/> <text:s/>: <text:span text:style-name="T2"><text:placeholder text:placeholder-type="text">&lt;o.oil_absorption or 0&gt;</text:placeholder></text:span><text:tab/></text:p>
      <text:p text:style-name="P18">Color in Oil<text:tab/><text:tab/> <text:s/>: <text:span text:style-name="T2"><text:placeholder text:placeholder-type="text">&lt;o.color_in_oil or ''&gt;</text:placeholder></text:span><text:tab/></text:p>
      <text:p text:style-name="P8"><text:span text:style-name="T17">Reducing Power<text:tab/><text:tab/> <text:s/>: </text:span><text:span text:style-name="T14"><text:placeholder text:placeholder-type="text">&lt;o.reducing_power or ''&gt;</text:placeholder></text:span><text:span text:style-name="T17"><text:tab/></text:span><text:span text:style-name="T29"><text:tab/></text:span><text:span text:style-name="T23"> <text:s text:c="7"/></text:span><text:span text:style-name="T7"><text:tab/></text:span><text:span text:style-name="T23"><text:tab/><text:tab/><text:tab/><text:tab/><text:tab/></text:span><text:span text:style-name="T31"> <text:s text:c="7"/></text:span></text:p>
      <text:p text:style-name="P5"><text:s text:c="11"/></text:p>
      <text:p text:style-name="P5"><text:span text:style-name="T28"><text:s text:c="33"/>For</text:span><text:span text:style-name="T24"> </text:span><text:span text:style-name="T11"><text:placeholder text:placeholder-type="text">&lt;o.lead_id.company_id.name or ''&gt;</text:placeholder></text:span></text:p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25"><text:s text:c="35"/>Authorised Signator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Arial1" svg:font-family="Arial" style:font-family-generic="system"/>
    <style:font-face style:name="DejaVu Sans" svg:font-family="'DejaVu Sans'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2181in" fo:margin-bottom="0.1472in" fo:margin-left="0.2189in" fo:margin-right="0.156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4-11-01T10:16:46.834000000</dc:date>
    <meta:editing-duration>PT2H17M16S</meta:editing-duration>
    <meta:editing-cycles>10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8" meta:word-count="117" meta:character-count="901" meta:non-whitespace-character-count="654"/>
  </office:meta>
</office:document-meta>
</file>